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Configure Elk VM with Docker</text:p>
      <text:p text:style-name="Standard"><text:s text:c="2"/>hosts: elk</text:p>
      <text:p text:style-name="Standard"><text:s text:c="2"/>remote_user: ansible</text:p>
      <text:p text:style-name="Standard"><text:s text:c="2"/>become: true</text:p>
      <text:p text:style-name="Standard"><text:s text:c="2"/>tasks:</text:p>
      <text:p text:style-name="Standard"><text:s text:c="4"/># Use apt module</text:p>
      <text:p text:style-name="Standard"><text:s text:c="4"/>- name: Install docker.io</text:p>
      <text:p text:style-name="Standard"><text:s text:c="6"/>apt:</text:p>
      <text:p text:style-name="Standard"><text:s text:c="8"/>update_cache: yes</text:p>
      <text:p text:style-name="Standard"><text:s text:c="8"/>force_apt_get: yes</text:p>
      <text:p text:style-name="Standard"><text:s text:c="8"/>name: docker.io</text:p>
      <text:p text:style-name="Standard"><text:s text:c="8"/>state: present</text:p>
      <text:p text:style-name="Standard"/>
      <text:p text:style-name="Standard"><text:s text:c="6"/># Use apt module</text:p>
      <text:p text:style-name="Standard"><text:s text:c="4"/>- name: Install python3-pip</text:p>
      <text:p text:style-name="Standard"><text:s text:c="6"/>apt:</text:p>
      <text:p text:style-name="Standard"><text:s text:c="8"/>force_apt_get: yes</text:p>
      <text:p text:style-name="Standard"><text:s text:c="8"/>name: python3-pip</text:p>
      <text:p text:style-name="Standard"><text:s text:c="8"/>state: present</text:p>
      <text:p text:style-name="Standard"/>
      <text:p text:style-name="Standard"><text:s text:c="6"/># Use pip module (It will default to pip3)</text:p>
      <text:p text:style-name="Standard"><text:s text:c="4"/>- name: Install Docker module</text:p>
      <text:p text:style-name="Standard"><text:s text:c="6"/>pip:</text:p>
      <text:p text:style-name="Standard"><text:s text:c="8"/>name: docker</text:p>
      <text:p text:style-name="Standard"><text:s text:c="8"/>state: present</text:p>
      <text:p text:style-name="Standard"/>
      <text:p text:style-name="Standard"><text:s text:c="6"/># Use command module</text:p>
      <text:p text:style-name="Standard"><text:s text:c="4"/>- name: Increase virtual memory</text:p>
      <text:p text:style-name="Standard"><text:s text:c="6"/>command: sysctl -w vm.max_map_count=262144</text:p>
      <text:p text:style-name="Standard"/>
      <text:p text:style-name="Standard"><text:s text:c="6"/># Use docker_container module</text:p>
      <text:p text:style-name="Standard"><text:s text:c="4"/>- name: download and launch a docker elk container</text:p>
      <text:p text:style-name="Standard"><text:s text:c="6"/>docker_container:</text:p>
      <text:p text:style-name="Standard"><text:s text:c="8"/>name: elk</text:p>
      <text:p text:style-name="Standard"><text:s text:c="8"/>image: sebp/elk:761</text:p>
      <text:p text:style-name="Standard"><text:s text:c="8"/>state: started</text:p>
      <text:p text:style-name="Standard"><text:s text:c="8"/>restart_policy: always</text:p>
      <text:p text:style-name="Standard"><text:s text:c="8"/># Please list the ports that ELK runs on</text:p>
      <text:p text:style-name="Standard"><text:s text:c="8"/>published_ports:</text:p>
      <text:p text:style-name="Standard"><text:s text:c="10"/>- <text:s/>5601:5601</text:p>
      <text:p text:style-name="Standard"><text:s text:c="10"/>- <text:s/>9200:9200</text:p>
      <text:p text:style-name="Standard"><text:s text:c="10"/>- <text:s/>5044:504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18:28:15.025000000</meta:creation-date>
    <dc:date>2020-10-17T18:34:06.153000000</dc:date>
    <meta:editing-duration>PT5M51S</meta:editing-duration>
    <meta:editing-cycles>1</meta:editing-cycles>
    <meta:document-statistic meta:table-count="0" meta:image-count="0" meta:object-count="0" meta:page-count="1" meta:paragraph-count="39" meta:word-count="117" meta:character-count="974" meta:non-whitespace-character-count="657"/>
    <meta:generator>LibreOffice/6.4.5.2$Windows_X86_64 LibreOffice_project/a726b36747cf2001e06b58ad5db1aa3a9a1872d6</meta:generator>
  </office:meta>
</office:document-meta>
</file>